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c1bf" officeooo:paragraph-rsid="000ac1bf"/>
    </style:style>
    <style:style style:name="P2" style:family="paragraph" style:parent-style-name="Standard">
      <style:text-properties fo:font-size="14pt" fo:font-weight="bold" officeooo:rsid="000ac1bf" officeooo:paragraph-rsid="000ac1b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officeooo:rsid="000ac1bf" officeooo:paragraph-rsid="000ac1bf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1pt" fo:font-weight="normal" officeooo:rsid="000ac1bf" officeooo:paragraph-rsid="000ac1bf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aborato esami</text:p>
      <text:p text:style-name="P1"/>
      <text:p text:style-name="P1"/>
      <text:p text:style-name="P1">Brusarosco Matteo</text:p>
      <text:p text:style-name="P1"/>
      <text:p text:style-name="P1"/>
      <text:p text:style-name="P3">Introduzione</text:p>
      <text:p text:style-name="P3"><text:span text:style-name="T1"/></text:p>
      <text:p text:style-name="P4">La richies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8:05:53.480595614</meta:creation-date>
    <dc:date>2021-05-05T18:17:16.767458443</dc:date>
    <meta:editing-duration>PT1M13S</meta:editing-duration>
    <meta:editing-cycles>1</meta:editing-cycles>
    <meta:document-statistic meta:table-count="0" meta:image-count="0" meta:object-count="0" meta:page-count="1" meta:paragraph-count="4" meta:word-count="7" meta:character-count="56" meta:non-whitespace-character-count="53"/>
    <meta:generator>LibreOffice/7.1.2.2$Linux_X86_64 LibreOffice_project/10$Build-2</meta:generator>
  </office:meta>
</office:document-meta>
</file>